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19d49" officeooo:paragraph-rsid="00119d49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0ce56" officeooo:paragraph-rsid="0010ce56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style:text-underline-style="none" fo:font-weight="normal" officeooo:rsid="00119d49" officeooo:paragraph-rsid="00119d49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style:text-underline-style="none" fo:font-weight="normal" officeooo:rsid="0010ce56" officeooo:paragraph-rsid="0010ce56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officeooo:rsid="0010ce56" officeooo:paragraph-rsid="0010ce56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0ce56" officeooo:paragraph-rsid="00119d49" style:font-size-asian="12pt" style:font-size-complex="12pt"/>
    </style:style>
    <style:style style:name="P7" style:family="paragraph" style:parent-style-name="Standard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19d49" officeooo:paragraph-rsid="00119d49" style:font-size-asian="12pt" style:font-weight-asian="bold" style:font-size-complex="12pt" style:font-weight-complex="bold"/>
    </style:style>
    <style:style style:name="T1" style:family="text">
      <style:text-properties officeooo:rsid="00119d49"/>
    </style:style>
    <style:style style:name="T2" style:family="text">
      <style:text-properties officeooo:rsid="00131451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e: Lagerist</text:p>
      <text:p text:style-name="P1"/>
      <text:p text:style-name="P3">Steuert das System mit Ein- und Auslagerungsanfragen (Einzel- oder Listenanfragen).</text:p>
      <text:p text:style-name="P3">Stößt bei Bedarf Optimierung an. Empfängt Systemwarnungen und Hinweise.</text:p>
      <text:p text:style-name="P3"/>
      <text:p text:style-name="P3"/>
      <text:p text:style-name="P1">Rolle: Servicetechniker</text:p>
      <text:p text:style-name="P1"/>
      <text:p text:style-name="P7">Leert im Wartungsfall das Lager. Stößt Datenbereinigung an.</text:p>
      <text:p text:style-name="P2"/>
      <text:p text:style-name="P2"/>
      <text:p text:style-name="P1">Rolle: Lager</text:p>
      <text:p text:style-name="P1"/>
      <text:p text:style-name="P3">Physikalische<text:span text:style-name="T2">s </text:span>Lagerungssystem, bestehend aus PaketID-Scanner, Sensoren, Aktoren, Schlitten, Förderbändern, Turm zum Ein- und Auslagern von Paketen in Lager<text:span text:style-name="T2">plätze</text:span>. </text:p>
      <text:p text:style-name="P3">Ein <text:span text:style-name="T2">Lagerplatz (Slot)</text:span> wird informationstechnisch als x-y-Koordinate <text:span text:style-name="T2">interpretiert</text:span>.</text:p>
      <text:p text:style-name="P3">Das Lager verarbeitet Koordinaten (x, y) und Aktionen (transportiere, scanne).</text:p>
      <text:p text:style-name="P3"/>
      <text:p text:style-name="P3"/>
      <text:p text:style-name="P2">UseCase: Wartung, Lager leeren</text:p>
      <text:p text:style-name="P5"/>
      <text:p text:style-name="P5"><text:tab/>Actor<text:tab/><text:tab/><text:tab/><text:tab/><text:tab/><text:tab/><text:tab/><text:tab/>System</text:p>
      <text:p text:style-name="P5"/>
      <text:p text:style-name="P5">1.<text:tab/>[Servicetec.] UC(Auslastung abfragen)</text:p>
      <text:p text:style-name="P5">loop</text:p>
      <text:p text:style-name="P5">2.<text:tab/><text:tab/><text:tab/><text:tab/><text:tab/><text:tab/><text:tab/><text:tab/><text:tab/>[System] UC(Auslagern)</text:p>
      <text:p text:style-name="P5">until Lager leer </text:p>
      <text:p text:style-name="P5"/>
      <text:p text:style-name="P5"/>
      <text:p text:style-name="P2">UseCase: Wartung, Daten bereinigen</text:p>
      <text:p text:style-name="P5"/>
      <text:p text:style-name="P5">Purpose:<text:tab/><text:span text:style-name="T1">Zuordnung zwischen PaketID und Lagerplatz validieren</text:span></text:p>
      <text:p text:style-name="P5">EntryCond:<text:tab/>-</text:p>
      <text:p text:style-name="P5">Overview: <text:tab/>Steuert Schlitten durch alles Slots. </text:p>
      <text:p text:style-name="P5"><text:tab/><text:tab/>UC(Paket Slot zuweisen) überschreibt PaketID.</text:p>
      <text:p text:style-name="P5">ExitCond:<text:tab/>letzten Slot erreicht</text:p>
      <text:p text:style-name="P5">Return to:<text:tab/>-</text:p>
      <text:p text:style-name="P5">Includes:<text:tab/>Paket Slot zuweisen</text:p>
      <text:p text:style-name="P5">SpecialReq:<text:tab/>-</text:p>
      <text:p text:style-name="P5">Category: <text:tab/>niedrige Prioritä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UseCase: Einlagern</text:p>
      <text:p text:style-name="P5"><text:tab/>Actor<text:tab/><text:tab/><text:tab/><text:tab/><text:tab/><text:tab/><text:tab/><text:tab/>System</text:p>
      <text:p text:style-name="P5"/>
      <text:p text:style-name="P5">1.<text:tab/>[Lagerist] UC(Auslastung abfragen)</text:p>
      <text:p text:style-name="P5">2.<text:tab/><text:tab/><text:tab/><text:tab/><text:tab/><text:tab/><text:tab/><text:tab/><text:tab/>gibt Anzahl freier Plätze zurück</text:p>
      <text:p text:style-name="P5"><text:tab/><text:tab/><text:tab/><text:tab/><text:tab/><text:tab/><text:tab/><text:tab/><text:tab/>UC(Paket Slot zuweisen)</text:p>
      <text:p text:style-name="P5"><text:tab/><text:tab/><text:tab/><text:tab/><text:tab/><text:tab/><text:tab/><text:tab/><text:tab/>Zuordnung Paket-Slot erzeugen</text:p>
      <text:p text:style-name="P5">3.<text:tab/>[Lager] transportiert Paket zu Slot</text:p>
      <text:p text:style-name="P5">4.<text:tab/><text:tab/><text:tab/><text:tab/><text:tab/><text:tab/><text:tab/><text:tab/><text:tab/>Anz. freier Plätze <text:span text:style-name="T2">de</text:span>krementieren</text:p>
      <text:p text:style-name="P5"/>
      <text:p text:style-name="P5"/>
      <text:p text:style-name="P2">UseCase: Paket Slot zuweisen</text:p>
      <text:p text:style-name="P5"/>
      <text:p text:style-name="P6">Purpose:<text:tab/><text:span text:style-name="T1">Zuordnung zwischen PaketID und Lagerplatz erzeugen</text:span></text:p>
      <text:p text:style-name="P6">Actor:<text:tab/><text:tab/>Lagerist</text:p>
      <text:p text:style-name="P5">EntryCond:<text:tab/>-</text:p>
      <text:p text:style-name="P5">Overview: <text:tab/>Erzeugt eine Zuordnung PaketID-Slot (Lagerplatz).</text:p>
      <text:p text:style-name="P5"><text:tab/><text:tab/>Speichert die Zuordnung. </text:p>
      <text:p text:style-name="P5"><text:tab/><text:tab/>Gibt erzeugte Informationen zurück.</text:p>
      <text:p text:style-name="P5">ExitCond:<text:tab/>-</text:p>
      <text:p text:style-name="P5">Return to:<text:tab/>-</text:p>
      <text:p text:style-name="P5">Includes:<text:tab/>-</text:p>
      <text:p text:style-name="P5">SpecialReq:<text:tab/>-</text:p>
      <text:p text:style-name="P5">Category: <text:tab/>niedrige Priorität</text:p>
      <text:p text:style-name="P5"/>
      <text:p text:style-name="P5"/>
      <text:p text:style-name="P5"><text:span text:style-name="T3">UseCase: Auslastung abfragen</text:span></text:p>
      <text:p text:style-name="P5"/>
      <text:p text:style-name="P5">Actor:<text:tab/><text:tab/>Lagerist</text:p>
      <text:p text:style-name="P5">Purpose:<text:tab/>Ermittlung freier Lagerplätze</text:p>
      <text:p text:style-name="P5">EntryCond:<text:tab/>-</text:p>
      <text:p text:style-name="P5">Overview: <text:tab/>Ermittelt Anzahl freier Slots und gibt diese zurück.</text:p>
      <text:p text:style-name="P5">ExitCond:<text:tab/>-</text:p>
      <text:p text:style-name="P5">Includes:<text:tab/>-</text:p>
      <text:p text:style-name="P5">SpecialReq:<text:tab/>-</text:p>
      <text:p text:style-name="P5">Category: <text:tab/>niedrige Priorität</text:p>
      <text:p text:style-name="P5"/>
      <text:p text:style-name="P5"/>
      <text:p text:style-name="P2">UseCase: Lager voll</text:p>
      <text:p text:style-name="P2"/>
      <text:p text:style-name="P5">Purpose: <text:tab/>Ausnahmebehandlung wenn kein Lagerplatz verfügbar</text:p>
      <text:p text:style-name="P5">Actor:<text:tab/><text:tab/>System</text:p>
      <text:p text:style-name="P5">Extends: <text:tab/>Einlagern</text:p>
      <text:p text:style-name="P5">At Point: <text:tab/>nach Schritt 2 UC(Einlagern)<text:tab/></text:p>
      <text:p text:style-name="P5">Entry Cond: <text:tab/>Schritt 2 hat Anzahl freier Plätze=0 geliefert</text:p>
      <text:p text:style-name="P5">Overview: <text:tab/>Im Lager wurden alle freien Plätze belegt, es stehen keine weiteren Slots</text:p>
      <text:p text:style-name="P5"><text:tab/><text:tab/>für weitere Einlagerungen zur Verfügung. Der Lagerist wird darüber informiert.</text:p>
      <text:p text:style-name="P5">Exit Cond: <text:tab/>Warnung wurde gesendet</text:p>
      <text:p text:style-name="P5">Return to: <text:tab/>Ende von Einlagern</text:p>
      <text:p text:style-name="P5">Category: <text:tab/>niedrige Priorität</text:p>
      <text:p text:style-name="P5"/>
      <text:p text:style-name="P5"/>
      <text:p text:style-name="P2"><text:soft-page-break/>UseCase: Optimieren</text:p>
      <text:p text:style-name="P2"/>
      <text:p text:style-name="P4"><text:tab/>Actor<text:tab/><text:tab/><text:tab/><text:tab/><text:tab/><text:tab/><text:tab/>System</text:p>
      <text:p text:style-name="P4"/>
      <text:p text:style-name="P4">1.<text:tab/>[Lagerist] UC(Auslastung abfragen)</text:p>
      <text:p text:style-name="P4">loop</text:p>
      <text:p text:style-name="P4">2.<text:tab/><text:tab/><text:tab/><text:tab/><text:tab/><text:tab/><text:tab/><text:tab/>[System] gibt Anz. freier Plätze zurück</text:p>
      <text:p text:style-name="P4"><text:tab/><text:tab/><text:tab/><text:tab/><text:tab/><text:tab/><text:tab/><text:tab/>UC(Paket-ID-anfragen)</text:p>
      <text:p text:style-name="P4"><text:tab/><text:tab/><text:tab/><text:tab/><text:tab/><text:tab/><text:tab/><text:tab/>gibt höchsten belegten Slot zurück</text:p>
      <text:p text:style-name="P4"><text:tab/><text:tab/><text:tab/><text:tab/><text:tab/><text:tab/><text:tab/><text:tab/>gibt niedrigsten freien Slot zurück</text:p>
      <text:p text:style-name="P4">3.<text:tab/>[Lager] transportiert Paket in neuen Slot</text:p>
      <text:p text:style-name="P4">4.<text:tab/><text:tab/><text:tab/><text:tab/><text:tab/><text:tab/><text:tab/><text:tab/>[System] UC(PaketSlot zuweisen)</text:p>
      <text:p text:style-name="P4">until Optimierung abgeschlossen</text:p>
      <text:p text:style-name="P4"/>
      <text:p text:style-name="P4"/>
      <text:p text:style-name="P2">UseCase: Optimale Lagerung</text:p>
      <text:p text:style-name="P2"/>
      <text:p text:style-name="P4">Purpose: <text:tab/>Ausnahmebehandlung wenn das Lager optimal befüllt ist</text:p>
      <text:p text:style-name="P4">Actor:<text:tab/><text:tab/>Lagerist</text:p>
      <text:p text:style-name="P4">Extends: <text:tab/>Optimieren</text:p>
      <text:p text:style-name="P4">At Point: <text:tab/>nach Schritt 4</text:p>
      <text:p text:style-name="P4">Entry Cond: <text:tab/>Schritt 4 hat keinen optimalen Slot gefunden</text:p>
      <text:p text:style-name="P4">Overview: <text:tab/>Das System konnte keinen freien Slot ermitteln der niederwertiger ist als der alte. </text:p>
      <text:p text:style-name="P4"><text:tab/> <text:s text:c="5"/><text:tab/>Der Lagerist wird darüber informiert.<text:tab/><text:tab/></text:p>
      <text:p text:style-name="P4">Exit Cond: <text:tab/>Mitteilung wurde gesendet.</text:p>
      <text:p text:style-name="P4">Return to: <text:tab/>Ende von Optimieren</text:p>
      <text:p text:style-name="P4">Category: <text:tab/>niedrige Priorität</text:p>
      <text:p text:style-name="P4"/>
      <text:p text:style-name="P4"/>
      <text:p text:style-name="P2">UseCase: Auslagern</text:p>
      <text:p text:style-name="P4"/>
      <text:p text:style-name="P4"><text:tab/>Actor<text:tab/><text:tab/><text:tab/><text:tab/><text:tab/><text:tab/>System</text:p>
      <text:p text:style-name="P4"/>
      <text:p text:style-name="P4">1.<text:tab/>[Lagerist] Paket-ID anfragen</text:p>
      <text:p text:style-name="P4">2.<text:tab/><text:tab/><text:tab/><text:tab/><text:tab/><text:tab/><text:tab/>UC(Paket-ID anfragen)<text:tab/><text:tab/><text:tab/><text:tab/></text:p>
      <text:p text:style-name="P4">3.<text:tab/>[Lager] Slot anfahren und </text:p>
      <text:p text:style-name="P4"><text:tab/><text:tab/> Paket auslagern </text:p>
      <text:p text:style-name="P4">4.<text:tab/><text:tab/><text:tab/><text:tab/><text:tab/><text:tab/><text:tab/>Paket-ID-Slot-Zuordnung aus System entfernen,</text:p>
      <text:p text:style-name="P4"><text:tab/><text:tab/><text:tab/><text:tab/><text:tab/><text:tab/><text:tab/>Anzahl freier Plätze inkrementieren</text:p>
      <text:p text:style-name="P4"/>
      <text:p text:style-name="P4"/>
      <text:p text:style-name="P2">UseCase: Paket-ID anfragen</text:p>
      <text:p text:style-name="P4"/>
      <text:p text:style-name="P3">Purpose:<text:tab/>Information zu einer PaketID anfragen</text:p>
      <text:p text:style-name="P4">Actor:<text:tab/><text:tab/>Lagerist</text:p>
      <text:p text:style-name="P4">Entry Cond: <text:tab/>-</text:p>
      <text:p text:style-name="P4">Overview: <text:tab/>Zu einer gültigen Paket-ID wird der zugehörige Slot (x,y) zurück geliefert.</text:p>
      <text:p text:style-name="P4">Return to: <text:tab/>Aufrufer</text:p>
      <text:p text:style-name="P4"/>
      <text:p text:style-name="P4"/>
      <text:p text:style-name="P4"/>
      <text:p text:style-name="P4"/>
      <text:p text:style-name="P2"><text:soft-page-break/>Use Case: Paket-ID nicht vorhanden</text:p>
      <text:p text:style-name="P4"/>
      <text:p text:style-name="P4">Purpose: <text:tab/>Ausnahmebehandlung wenn Paket-ID nicht vorhanden</text:p>
      <text:p text:style-name="P4">Actor:<text:tab/><text:tab/>System</text:p>
      <text:p text:style-name="P4">Extends: <text:tab/>Auslagern</text:p>
      <text:p text:style-name="P4">At Point: <text:tab/>nach Schritt 1</text:p>
      <text:p text:style-name="P4">Entry Cond: <text:tab/>Schritt 1 hat Paket-ID nicht gefunden</text:p>
      <text:p text:style-name="P4">Overview: <text:tab/>Im System liegt angefragte Paket-ID nicht vor. Der Lagerist wird darüber informiert.<text:tab/></text:p>
      <text:p text:style-name="P4">Exit Cond: <text:tab/>Warnung wurde gesendet</text:p>
      <text:p text:style-name="P4">Return to: <text:tab/>Ende von Auslagern</text:p>
      <text:p text:style-name="P4">Category: <text:tab/>niedrige Priorität</text:p>
      <text:p text:style-name="P4"/>
      <text:p text:style-name="P4"/>
      <text:p text:style-name="P2">UseCase: SendMessage</text:p>
      <text:p text:style-name="P2"/>
      <text:p text:style-name="P4">Purpose: <text:tab/><text:span text:style-name="T1">Nachricht an Lagerist senden.</text:span></text:p>
      <text:p text:style-name="P4">Actor:<text:tab/><text:tab/>Lagerist, System</text:p>
      <text:p text:style-name="P4">Extends: <text:tab/>-</text:p>
      <text:p text:style-name="P4">At Point: <text:tab/>-</text:p>
      <text:p text:style-name="P4">Entry Cond: <text:tab/>-</text:p>
      <text:p text:style-name="P4">Overview: <text:tab/>Nachricht wird an Lagerist gesendet.<text:tab/><text:tab/></text:p>
      <text:p text:style-name="P4">Exit Cond:<text:tab/> -</text:p>
      <text:p text:style-name="P4">Return to: <text:tab/>-</text:p>
      <text:p text:style-name="P4">Category: <text:tab/>niedrige Priorität</text:p>
      <text:p text:style-name="P4"/>
      <text:p text:style-name="P4"/>
      <text:p text:style-name="P1">UseCase: SendWarning</text:p>
      <text:p text:style-name="P1"/>
      <text:p text:style-name="P3">Purpose: <text:tab/>Warnung an Lagerist senden</text:p>
      <text:p text:style-name="P3">Actor:<text:tab/><text:tab/>Lagerist, System</text:p>
      <text:p text:style-name="P3">Extends: </text:p>
      <text:p text:style-name="P3">At Point: <text:tab/>-</text:p>
      <text:p text:style-name="P3">Entry Cond: <text:tab/>-</text:p>
      <text:p text:style-name="P3">Overview: <text:tab/>Nachricht wird an Lagerist gesendet und blockiert Eingabe bis Bestätigung erfolgte.</text:p>
      <text:p text:style-name="P3">Exit Cond: <text:tab/>-</text:p>
      <text:p text:style-name="P3">Return to: <text:tab/>-</text:p>
      <text:p text:style-name="P3">Category: niedrige Prioritä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8:22:55.247422153</meta:creation-date>
    <dc:date>2017-07-09T19:00:29.973335907</dc:date>
    <meta:editing-duration>PT14M3S</meta:editing-duration>
    <meta:editing-cycles>2</meta:editing-cycles>
    <meta:generator>LibreOffice/5.1.5.2$Linux_X86_64 LibreOffice_project/7a864d8825610a8c07cfc3bc01dd4fce6a9447e5</meta:generator>
    <meta:document-statistic meta:table-count="0" meta:image-count="0" meta:object-count="0" meta:page-count="4" meta:paragraph-count="131" meta:word-count="573" meta:character-count="4454" meta:non-whitespace-character-count="3792"/>
  </office:meta>
</office:document-meta>
</file>